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7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1/[.A1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C1]*[.B1]" office:value-type="float" office:value="0" calcext:value-type="float">
            <text:p>0</text:p>
          </table:table-cell>
          <table:table-cell table:style-name="ce1" table:formula="of:=SUM([.D1:.D48])" office:value-type="float" office:value="0.0999999999999979" calcext:value-type="float">
            <text:p>0,0999999999999979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A2]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[.C2]*[.B2]" office:value-type="float" office:value="0" calcext:value-type="float">
            <text:p>0</text:p>
          </table:table-cell>
          <table:table-cell office:value-type="float" office:value="0.00011001100110011" calcext:value-type="float">
            <text:p>0,0001100110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3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[.C3]*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4]" office:value-type="float" office:value="0.0625" calcext:value-type="float">
            <text:p>0,0625</text:p>
          </table:table-cell>
          <table:table-cell office:value-type="float" office:value="1" calcext:value-type="float">
            <text:p>1</text:p>
          </table:table-cell>
          <table:table-cell table:formula="of:=[.C4]*[.B4]" office:value-type="float" office:value="0.0625" calcext:value-type="float">
            <text:p>0,06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[.A5]" office:value-type="float" office:value="0.03125" calcext:value-type="float">
            <text:p>0,03125</text:p>
          </table:table-cell>
          <table:table-cell office:value-type="float" office:value="1" calcext:value-type="float">
            <text:p>1</text:p>
          </table:table-cell>
          <table:table-cell table:formula="of:=[.C5]*[.B5]" office:value-type="float" office:value="0.03125" calcext:value-type="float">
            <text:p>0,031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[.A6]" office:value-type="float" office:value="0.015625" calcext:value-type="float">
            <text:p>0,015625</text:p>
          </table:table-cell>
          <table:table-cell office:value-type="float" office:value="0" calcext:value-type="float">
            <text:p>0</text:p>
          </table:table-cell>
          <table:table-cell table:formula="of:=[.C6]*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[.A7]" office:value-type="float" office:value="0.0078125" calcext:value-type="float">
            <text:p>0,0078125</text:p>
          </table:table-cell>
          <table:table-cell office:value-type="float" office:value="0" calcext:value-type="float">
            <text:p>0</text:p>
          </table:table-cell>
          <table:table-cell table:formula="of:=[.C7]*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1/[.A8]" office:value-type="float" office:value="0.00390625" calcext:value-type="float">
            <text:p>0,00390625</text:p>
          </table:table-cell>
          <table:table-cell office:value-type="float" office:value="1" calcext:value-type="float">
            <text:p>1</text:p>
          </table:table-cell>
          <table:table-cell table:formula="of:=[.C8]*[.B8]" office:value-type="float" office:value="0.00390625" calcext:value-type="float">
            <text:p>0,003906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1/[.A9]" office:value-type="float" office:value="0.001953125" calcext:value-type="float">
            <text:p>0,001953125</text:p>
          </table:table-cell>
          <table:table-cell office:value-type="float" office:value="1" calcext:value-type="float">
            <text:p>1</text:p>
          </table:table-cell>
          <table:table-cell table:formula="of:=[.C9]*[.B9]" office:value-type="float" office:value="0.001953125" calcext:value-type="float">
            <text:p>0,00195312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1/[.A10]" office:value-type="float" office:value="0.0009765625" calcext:value-type="float">
            <text:p>0,0009765625</text:p>
          </table:table-cell>
          <table:table-cell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1/[.A11]" office:value-type="float" office:value="0.00048828125" calcext:value-type="float">
            <text:p>0,00048828125</text:p>
          </table:table-cell>
          <table:table-cell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1/[.A12]" office:value-type="float" office:value="0.000244140625" calcext:value-type="float">
            <text:p>0,000244140625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0.000244140625" calcext:value-type="float">
            <text:p>0,000244140625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1/[.A13]" office:value-type="float" office:value="0.0001220703125" calcext:value-type="float">
            <text:p>0,0001220703125</text:p>
          </table:table-cell>
          <table:table-cell office:value-type="float" office:value="1" calcext:value-type="float">
            <text:p>1</text:p>
          </table:table-cell>
          <table:table-cell table:formula="of:=[.C13]*[.B13]" office:value-type="float" office:value="0.0001220703125" calcext:value-type="float">
            <text:p>0,0001220703125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1/[.A14]" office:value-type="float" office:value="0.00006103515625" calcext:value-type="float">
            <text:p>6,103515625E-05</text:p>
          </table:table-cell>
          <table:table-cell office:value-type="float" office:value="0" calcext:value-type="float">
            <text:p>0</text:p>
          </table:table-cell>
          <table:table-cell table:formula="of:=[.C14]*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1/[.A15]" office:value-type="float" office:value="0.000030517578125" calcext:value-type="float">
            <text:p>3,0517578125E-05</text:p>
          </table:table-cell>
          <table:table-cell office:value-type="float" office:value="0" calcext:value-type="float">
            <text:p>0</text:p>
          </table:table-cell>
          <table:table-cell table:formula="of:=[.C15]*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1/[.A16]" office:value-type="float" office:value="0.0000152587890625" calcext:value-type="float">
            <text:p>1,52587890625E-05</text:p>
          </table:table-cell>
          <table:table-cell office:value-type="float" office:value="1" calcext:value-type="float">
            <text:p>1</text:p>
          </table:table-cell>
          <table:table-cell table:formula="of:=[.C16]*[.B16]" office:value-type="float" office:value="0.0000152587890625" calcext:value-type="float">
            <text:p>1,52587890625E-05</text:p>
          </table:table-cell>
          <table:table-cell/>
        </table:table-row>
        <table:table-row table:style-name="ro1">
          <table:table-cell table:formula="of:=2^17" office:value-type="float" office:value="131072" calcext:value-type="float">
            <text:p>131072</text:p>
          </table:table-cell>
          <table:table-cell table:formula="of:=1/[.A17]" office:value-type="float" office:value="0.00000762939453125" calcext:value-type="float">
            <text:p>7,62939453125E-06</text:p>
          </table:table-cell>
          <table:table-cell office:value-type="float" office:value="1" calcext:value-type="float">
            <text:p>1</text:p>
          </table:table-cell>
          <table:table-cell table:formula="of:=[.C17]*[.B17]" office:value-type="float" office:value="0.00000762939453125" calcext:value-type="float">
            <text:p>7,62939453125E-06</text:p>
          </table:table-cell>
          <table:table-cell/>
        </table:table-row>
        <table:table-row table:style-name="ro1">
          <table:table-cell table:formula="of:=[.A17]*2" office:value-type="float" office:value="262144" calcext:value-type="float">
            <text:p>262144</text:p>
          </table:table-cell>
          <table:table-cell table:formula="of:=1/[.A18]" office:value-type="float" office:value="0.000003814697265625" calcext:value-type="float">
            <text:p>3,814697265625E-06</text:p>
          </table:table-cell>
          <table:table-cell office:value-type="float" office:value="0" calcext:value-type="float">
            <text:p>0</text:p>
          </table:table-cell>
          <table:table-cell table:formula="of:=[.C18]*[.B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*2" office:value-type="float" office:value="524288" calcext:value-type="float">
            <text:p>524288</text:p>
          </table:table-cell>
          <table:table-cell table:formula="of:=1/[.A19]" office:value-type="float" office:value="0.0000019073486328125" calcext:value-type="float">
            <text:p>1,9073486328125E-06</text:p>
          </table:table-cell>
          <table:table-cell office:value-type="float" office:value="0" calcext:value-type="float">
            <text:p>0</text:p>
          </table:table-cell>
          <table:table-cell table:formula="of:=[.C19]*[.B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*2" office:value-type="float" office:value="1048576" calcext:value-type="float">
            <text:p>1048576</text:p>
          </table:table-cell>
          <table:table-cell table:formula="of:=1/[.A20]" office:value-type="float" office:value="0.00000095367431640625" calcext:value-type="float">
            <text:p>9,5367431640625E-07</text:p>
          </table:table-cell>
          <table:table-cell office:value-type="float" office:value="1" calcext:value-type="float">
            <text:p>1</text:p>
          </table:table-cell>
          <table:table-cell table:formula="of:=[.C20]*[.B20]" office:value-type="float" office:value="0.00000095367431640625" calcext:value-type="float">
            <text:p>9,5367431640625E-07</text:p>
          </table:table-cell>
          <table:table-cell/>
        </table:table-row>
        <table:table-row table:style-name="ro1">
          <table:table-cell table:formula="of:=[.A20]*2" office:value-type="float" office:value="2097152" calcext:value-type="float">
            <text:p>2097152</text:p>
          </table:table-cell>
          <table:table-cell table:formula="of:=1/[.A21]" office:value-type="float" office:value="0.000000476837158203125" calcext:value-type="float">
            <text:p>4,76837158203125E-07</text:p>
          </table:table-cell>
          <table:table-cell office:value-type="float" office:value="1" calcext:value-type="float">
            <text:p>1</text:p>
          </table:table-cell>
          <table:table-cell table:formula="of:=[.C21]*[.B21]" office:value-type="float" office:value="0.000000476837158203125" calcext:value-type="float">
            <text:p>4,76837158203125E-07</text:p>
          </table:table-cell>
          <table:table-cell/>
        </table:table-row>
        <table:table-row table:style-name="ro1">
          <table:table-cell table:formula="of:=[.A21]*2" office:value-type="float" office:value="4194304" calcext:value-type="float">
            <text:p>4194304</text:p>
          </table:table-cell>
          <table:table-cell table:formula="of:=1/[.A22]" office:value-type="float" office:value="0.000000238418579101562" calcext:value-type="float">
            <text:p>2,38418579101562E-07</text:p>
          </table:table-cell>
          <table:table-cell office:value-type="float" office:value="0" calcext:value-type="float">
            <text:p>0</text:p>
          </table:table-cell>
          <table:table-cell table:formula="of:=[.C22]*[.B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*2" office:value-type="float" office:value="8388608" calcext:value-type="float">
            <text:p>8388608</text:p>
          </table:table-cell>
          <table:table-cell table:formula="of:=1/[.A23]" office:value-type="float" office:value="0.000000119209289550781" calcext:value-type="float">
            <text:p>1,19209289550781E-07</text:p>
          </table:table-cell>
          <table:table-cell office:value-type="float" office:value="0" calcext:value-type="float">
            <text:p>0</text:p>
          </table:table-cell>
          <table:table-cell table:formula="of:=[.C23]*[.B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*2" office:value-type="float" office:value="16777216" calcext:value-type="float">
            <text:p>16777216</text:p>
          </table:table-cell>
          <table:table-cell table:formula="of:=1/[.A24]" office:value-type="float" office:value="0.0000000596046447753906" calcext:value-type="float">
            <text:p>5,96046447753906E-08</text:p>
          </table:table-cell>
          <table:table-cell office:value-type="float" office:value="1" calcext:value-type="float">
            <text:p>1</text:p>
          </table:table-cell>
          <table:table-cell table:formula="of:=[.C24]*[.B24]" office:value-type="float" office:value="0.0000000596046447753906" calcext:value-type="float">
            <text:p>5,96046447753906E-08</text:p>
          </table:table-cell>
          <table:table-cell/>
        </table:table-row>
        <table:table-row table:style-name="ro1">
          <table:table-cell table:formula="of:=[.A24]*2" office:value-type="float" office:value="33554432" calcext:value-type="float">
            <text:p>33554432</text:p>
          </table:table-cell>
          <table:table-cell table:formula="of:=1/[.A25]" office:value-type="float" office:value="0.0000000298023223876953" calcext:value-type="float">
            <text:p>2,98023223876953E-08</text:p>
          </table:table-cell>
          <table:table-cell office:value-type="float" office:value="1" calcext:value-type="float">
            <text:p>1</text:p>
          </table:table-cell>
          <table:table-cell table:formula="of:=[.C25]*[.B25]" office:value-type="float" office:value="0.0000000298023223876953" calcext:value-type="float">
            <text:p>2,98023223876953E-08</text:p>
          </table:table-cell>
          <table:table-cell/>
        </table:table-row>
        <table:table-row table:style-name="ro1">
          <table:table-cell table:formula="of:=[.A25]*2" office:value-type="float" office:value="67108864" calcext:value-type="float">
            <text:p>67108864</text:p>
          </table:table-cell>
          <table:table-cell table:formula="of:=1/[.A26]" office:value-type="float" office:value="0.0000000149011611938477" calcext:value-type="float">
            <text:p>1,49011611938477E-08</text:p>
          </table:table-cell>
          <table:table-cell office:value-type="float" office:value="0" calcext:value-type="float">
            <text:p>0</text:p>
          </table:table-cell>
          <table:table-cell table:formula="of:=[.C26]*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*2" office:value-type="float" office:value="134217728" calcext:value-type="float">
            <text:p>134217728</text:p>
          </table:table-cell>
          <table:table-cell table:formula="of:=1/[.A27]" office:value-type="float" office:value="0.00000000745058059692383" calcext:value-type="float">
            <text:p>7,45058059692383E-09</text:p>
          </table:table-cell>
          <table:table-cell office:value-type="float" office:value="0" calcext:value-type="float">
            <text:p>0</text:p>
          </table:table-cell>
          <table:table-cell table:formula="of:=[.C27]*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*2" office:value-type="float" office:value="268435456" calcext:value-type="float">
            <text:p>268435456</text:p>
          </table:table-cell>
          <table:table-cell table:formula="of:=1/[.A28]" office:value-type="float" office:value="0.00000000372529029846191" calcext:value-type="float">
            <text:p>3,72529029846191E-09</text:p>
          </table:table-cell>
          <table:table-cell office:value-type="float" office:value="1" calcext:value-type="float">
            <text:p>1</text:p>
          </table:table-cell>
          <table:table-cell table:formula="of:=[.C28]*[.B28]" office:value-type="float" office:value="0.00000000372529029846191" calcext:value-type="float">
            <text:p>3,72529029846191E-09</text:p>
          </table:table-cell>
          <table:table-cell/>
        </table:table-row>
        <table:table-row table:style-name="ro1">
          <table:table-cell table:formula="of:=[.A28]*2" office:value-type="float" office:value="536870912" calcext:value-type="float">
            <text:p>536870912</text:p>
          </table:table-cell>
          <table:table-cell table:formula="of:=1/[.A29]" office:value-type="float" office:value="0.00000000186264514923096" calcext:value-type="float">
            <text:p>1,86264514923096E-09</text:p>
          </table:table-cell>
          <table:table-cell office:value-type="float" office:value="1" calcext:value-type="float">
            <text:p>1</text:p>
          </table:table-cell>
          <table:table-cell table:formula="of:=[.C29]*[.B29]" office:value-type="float" office:value="0.00000000186264514923096" calcext:value-type="float">
            <text:p>1,86264514923096E-09</text:p>
          </table:table-cell>
          <table:table-cell/>
        </table:table-row>
        <table:table-row table:style-name="ro1">
          <table:table-cell table:formula="of:=[.A29]*2" office:value-type="float" office:value="1073741824" calcext:value-type="float">
            <text:p>1073741824</text:p>
          </table:table-cell>
          <table:table-cell table:formula="of:=1/[.A30]" office:value-type="float" office:value="0.000000000931322574615479" calcext:value-type="float">
            <text:p>9,31322574615479E-10</text:p>
          </table:table-cell>
          <table:table-cell office:value-type="float" office:value="0" calcext:value-type="float">
            <text:p>0</text:p>
          </table:table-cell>
          <table:table-cell table:formula="of:=[.C30]*[.B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*2" office:value-type="float" office:value="2147483648" calcext:value-type="float">
            <text:p>2147483648</text:p>
          </table:table-cell>
          <table:table-cell table:formula="of:=1/[.A31]" office:value-type="float" office:value="0.000000000465661287307739" calcext:value-type="float">
            <text:p>4,65661287307739E-10</text:p>
          </table:table-cell>
          <table:table-cell office:value-type="float" office:value="0" calcext:value-type="float">
            <text:p>0</text:p>
          </table:table-cell>
          <table:table-cell table:formula="of:=[.C31]*[.B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*2" office:value-type="float" office:value="4294967296" calcext:value-type="float">
            <text:p>4294967296</text:p>
          </table:table-cell>
          <table:table-cell table:formula="of:=1/[.A32]" office:value-type="float" office:value="0.00000000023283064365387" calcext:value-type="float">
            <text:p>2,3283064365387E-10</text:p>
          </table:table-cell>
          <table:table-cell office:value-type="float" office:value="1" calcext:value-type="float">
            <text:p>1</text:p>
          </table:table-cell>
          <table:table-cell table:formula="of:=[.C32]*[.B32]" office:value-type="float" office:value="0.00000000023283064365387" calcext:value-type="float">
            <text:p>2,3283064365387E-10</text:p>
          </table:table-cell>
          <table:table-cell/>
        </table:table-row>
        <table:table-row table:style-name="ro1">
          <table:table-cell table:formula="of:=[.A32]*2" office:value-type="float" office:value="8589934592" calcext:value-type="float">
            <text:p>8589934592</text:p>
          </table:table-cell>
          <table:table-cell table:formula="of:=1/[.A33]" office:value-type="float" office:value="0.000000000116415321826935" calcext:value-type="float">
            <text:p>1,16415321826935E-10</text:p>
          </table:table-cell>
          <table:table-cell office:value-type="float" office:value="1" calcext:value-type="float">
            <text:p>1</text:p>
          </table:table-cell>
          <table:table-cell table:formula="of:=[.C33]*[.B33]" office:value-type="float" office:value="0.000000000116415321826935" calcext:value-type="float">
            <text:p>1,16415321826935E-10</text:p>
          </table:table-cell>
          <table:table-cell/>
        </table:table-row>
        <table:table-row table:style-name="ro1">
          <table:table-cell table:formula="of:=[.A33]*2" office:value-type="float" office:value="17179869184" calcext:value-type="float">
            <text:p>17179869184</text:p>
          </table:table-cell>
          <table:table-cell table:formula="of:=1/[.A34]" office:value-type="float" office:value="0.0000000000582076609134674" calcext:value-type="float">
            <text:p>5,82076609134674E-11</text:p>
          </table:table-cell>
          <table:table-cell office:value-type="float" office:value="0" calcext:value-type="float">
            <text:p>0</text:p>
          </table:table-cell>
          <table:table-cell table:formula="of:=[.C34]*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]*2" office:value-type="float" office:value="34359738368" calcext:value-type="float">
            <text:p>34359738368</text:p>
          </table:table-cell>
          <table:table-cell table:formula="of:=1/[.A35]" office:value-type="float" office:value="0.0000000000291038304567337" calcext:value-type="float">
            <text:p>2,91038304567337E-11</text:p>
          </table:table-cell>
          <table:table-cell office:value-type="float" office:value="0" calcext:value-type="float">
            <text:p>0</text:p>
          </table:table-cell>
          <table:table-cell table:formula="of:=[.C35]*[.B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*2" office:value-type="float" office:value="68719476736" calcext:value-type="float">
            <text:p>68719476736</text:p>
          </table:table-cell>
          <table:table-cell table:formula="of:=1/[.A36]" office:value-type="float" office:value="0.0000000000145519152283669" calcext:value-type="float">
            <text:p>1,45519152283669E-11</text:p>
          </table:table-cell>
          <table:table-cell office:value-type="float" office:value="1" calcext:value-type="float">
            <text:p>1</text:p>
          </table:table-cell>
          <table:table-cell table:formula="of:=[.C36]*[.B36]" office:value-type="float" office:value="0.0000000000145519152283669" calcext:value-type="float">
            <text:p>1,45519152283669E-11</text:p>
          </table:table-cell>
          <table:table-cell/>
        </table:table-row>
        <table:table-row table:style-name="ro1">
          <table:table-cell table:formula="of:=[.A36]*2" office:value-type="float" office:value="137438953472" calcext:value-type="float">
            <text:p>137438953472</text:p>
          </table:table-cell>
          <table:table-cell table:formula="of:=1/[.A37]" office:value-type="float" office:value="0.00000000000727595761418343" calcext:value-type="float">
            <text:p>7,27595761418343E-12</text:p>
          </table:table-cell>
          <table:table-cell office:value-type="float" office:value="1" calcext:value-type="float">
            <text:p>1</text:p>
          </table:table-cell>
          <table:table-cell table:formula="of:=[.C37]*[.B37]" office:value-type="float" office:value="0.00000000000727595761418343" calcext:value-type="float">
            <text:p>7,27595761418343E-12</text:p>
          </table:table-cell>
          <table:table-cell/>
        </table:table-row>
        <table:table-row table:style-name="ro1">
          <table:table-cell table:formula="of:=[.A37]*2" office:value-type="float" office:value="274877906944" calcext:value-type="float">
            <text:p>274877906944</text:p>
          </table:table-cell>
          <table:table-cell table:formula="of:=1/[.A38]" office:value-type="float" office:value="0.00000000000363797880709171" calcext:value-type="float">
            <text:p>3,63797880709171E-12</text:p>
          </table:table-cell>
          <table:table-cell office:value-type="float" office:value="0" calcext:value-type="float">
            <text:p>0</text:p>
          </table:table-cell>
          <table:table-cell table:formula="of:=[.C38]*[.B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*2" office:value-type="float" office:value="549755813888" calcext:value-type="float">
            <text:p>549755813888</text:p>
          </table:table-cell>
          <table:table-cell table:formula="of:=1/[.A39]" office:value-type="float" office:value="0.00000000000181898940354586" calcext:value-type="float">
            <text:p>1,81898940354586E-12</text:p>
          </table:table-cell>
          <table:table-cell office:value-type="float" office:value="0" calcext:value-type="float">
            <text:p>0</text:p>
          </table:table-cell>
          <table:table-cell table:formula="of:=[.C39]*[.B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*2" office:value-type="float" office:value="1099511627776" calcext:value-type="float">
            <text:p>1099511627776</text:p>
          </table:table-cell>
          <table:table-cell table:formula="of:=1/[.A40]" office:value-type="float" office:value="0.000000000000909494701772928" calcext:value-type="float">
            <text:p>9,09494701772928E-13</text:p>
          </table:table-cell>
          <table:table-cell office:value-type="float" office:value="1" calcext:value-type="float">
            <text:p>1</text:p>
          </table:table-cell>
          <table:table-cell table:formula="of:=[.C40]*[.B40]" office:value-type="float" office:value="0.000000000000909494701772928" calcext:value-type="float">
            <text:p>9,09494701772928E-13</text:p>
          </table:table-cell>
          <table:table-cell/>
        </table:table-row>
        <table:table-row table:style-name="ro1">
          <table:table-cell table:formula="of:=[.A40]*2" office:value-type="float" office:value="2199023255552" calcext:value-type="float">
            <text:p>2199023255552</text:p>
          </table:table-cell>
          <table:table-cell table:formula="of:=1/[.A41]" office:value-type="float" office:value="0.000000000000454747350886464" calcext:value-type="float">
            <text:p>4,54747350886464E-13</text:p>
          </table:table-cell>
          <table:table-cell office:value-type="float" office:value="1" calcext:value-type="float">
            <text:p>1</text:p>
          </table:table-cell>
          <table:table-cell table:formula="of:=[.C41]*[.B41]" office:value-type="float" office:value="0.000000000000454747350886464" calcext:value-type="float">
            <text:p>4,54747350886464E-13</text:p>
          </table:table-cell>
          <table:table-cell/>
        </table:table-row>
        <table:table-row table:style-name="ro1">
          <table:table-cell table:formula="of:=[.A41]*2" office:value-type="float" office:value="4398046511104" calcext:value-type="float">
            <text:p>4398046511104</text:p>
          </table:table-cell>
          <table:table-cell table:formula="of:=1/[.A42]" office:value-type="float" office:value="0.000000000000227373675443232" calcext:value-type="float">
            <text:p>2,27373675443232E-13</text:p>
          </table:table-cell>
          <table:table-cell office:value-type="float" office:value="0" calcext:value-type="float">
            <text:p>0</text:p>
          </table:table-cell>
          <table:table-cell table:formula="of:=[.C42]*[.B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*2" office:value-type="float" office:value="8796093022208" calcext:value-type="float">
            <text:p>8796093022208</text:p>
          </table:table-cell>
          <table:table-cell table:formula="of:=1/[.A43]" office:value-type="float" office:value="0.000000000000113686837721616" calcext:value-type="float">
            <text:p>1,13686837721616E-13</text:p>
          </table:table-cell>
          <table:table-cell office:value-type="float" office:value="0" calcext:value-type="float">
            <text:p>0</text:p>
          </table:table-cell>
          <table:table-cell table:formula="of:=[.C43]*[.B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*2" office:value-type="float" office:value="17592186044416" calcext:value-type="float">
            <text:p>17592186044416</text:p>
          </table:table-cell>
          <table:table-cell table:formula="of:=1/[.A44]" office:value-type="float" office:value="0.000000000000056843418860808" calcext:value-type="float">
            <text:p>5,6843418860808E-14</text:p>
          </table:table-cell>
          <table:table-cell office:value-type="float" office:value="1" calcext:value-type="float">
            <text:p>1</text:p>
          </table:table-cell>
          <table:table-cell table:formula="of:=[.C44]*[.B44]" office:value-type="float" office:value="0.000000000000056843418860808" calcext:value-type="float">
            <text:p>5,6843418860808E-14</text:p>
          </table:table-cell>
          <table:table-cell/>
        </table:table-row>
        <table:table-row table:style-name="ro1">
          <table:table-cell table:formula="of:=[.A44]*2" office:value-type="float" office:value="35184372088832" calcext:value-type="float">
            <text:p>35184372088832</text:p>
          </table:table-cell>
          <table:table-cell table:formula="of:=1/[.A45]" office:value-type="float" office:value="0.000000000000028421709430404" calcext:value-type="float">
            <text:p>2,8421709430404E-14</text:p>
          </table:table-cell>
          <table:table-cell office:value-type="float" office:value="1" calcext:value-type="float">
            <text:p>1</text:p>
          </table:table-cell>
          <table:table-cell table:formula="of:=[.C45]*[.B45]" office:value-type="float" office:value="0.000000000000028421709430404" calcext:value-type="float">
            <text:p>2,8421709430404E-14</text:p>
          </table:table-cell>
          <table:table-cell/>
        </table:table-row>
        <table:table-row table:style-name="ro1">
          <table:table-cell table:formula="of:=[.A45]*2" office:value-type="float" office:value="70368744177664" calcext:value-type="float">
            <text:p>70368744177664</text:p>
          </table:table-cell>
          <table:table-cell table:formula="of:=1/[.A46]" office:value-type="float" office:value="0.000000000000014210854715202" calcext:value-type="float">
            <text:p>1,4210854715202E-14</text:p>
          </table:table-cell>
          <table:table-cell office:value-type="float" office:value="0" calcext:value-type="float">
            <text:p>0</text:p>
          </table:table-cell>
          <table:table-cell table:formula="of:=[.C46]*[.B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]*2" office:value-type="float" office:value="140737488355328" calcext:value-type="float">
            <text:p>140737488355328</text:p>
          </table:table-cell>
          <table:table-cell table:formula="of:=1/[.A47]" office:value-type="float" office:value="7.105427357601E-015" calcext:value-type="float">
            <text:p>7,105427357601E-15</text:p>
          </table:table-cell>
          <table:table-cell office:value-type="float" office:value="0" calcext:value-type="float">
            <text:p>0</text:p>
          </table:table-cell>
          <table:table-cell table:formula="of:=[.C47]*[.B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]*2" office:value-type="float" office:value="281474976710656" calcext:value-type="float">
            <text:p>281474976710656</text:p>
          </table:table-cell>
          <table:table-cell table:formula="of:=1/[.A48]" office:value-type="float" office:value="3.5527136788005E-015" calcext:value-type="float">
            <text:p>3,5527136788005E-15</text:p>
          </table:table-cell>
          <table:table-cell office:value-type="float" office:value="1" calcext:value-type="float">
            <text:p>1</text:p>
          </table:table-cell>
          <table:table-cell table:formula="of:=[.C48]*[.B48]" office:value-type="float" office:value="3.5527136788005E-015" calcext:value-type="float">
            <text:p>3,5527136788005E-15</text:p>
          </table:table-cell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formula="of:=LOG(1280;2)" office:value-type="float" office:value="10.3219280948874" calcext:value-type="float">
            <text:p>10,3219280948874</text:p>
          </table:table-cell>
        </table:table-row>
        <table:table-row table:style-name="ro1">
          <table:table-cell table:formula="of:=LOG(1024;2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7" loext:min-decimal-places="27" number:min-integer-digits="0" number:grouping="true"/>
    </number:number-style>
    <number:number-style style:name="N108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Frédéric BISSON</meta:initial-creator>
    <meta:creation-date>2021-04-03T13:03:23.336429532</meta:creation-date>
    <dc:date>2021-04-16T22:45:10.423398329</dc:date>
    <dc:creator>Frédéric BISSON</dc:creator>
    <meta:editing-duration>P4DT1H59M4S</meta:editing-duration>
    <meta:editing-cycles>1</meta:editing-cycles>
    <meta:document-statistic meta:table-count="2" meta:cell-count="196" meta:object-count="0"/>
    <meta:generator>LibreOffice/6.4.7.2$Linux_X86_64 LibreOffice_project/639b8ac485750d5696d7590a72ef1b496725cfb5</meta:generator>
  </office:meta>
</office:document-meta>
</file>